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6.641041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4.497916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uthor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art Russell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eter Norvig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lik Ghallab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ana Nau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aolo Traverso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ooks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tificial Intelligence A Modern Approach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tomated planning:theory and practice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Editorial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earso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lsevier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Category" table:style-name="ta1">
        <table:table-column table:style-name="co1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tificial Intelligenc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obotics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Keywords" table:style-name="ta1">
        <table:table-column table:style-name="co1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gent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ntology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rame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eural networks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ecision trees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lind search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euristic search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Topics" table:style-name="ta1">
        <table:table-column table:style-name="co1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chine Learning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nowledge Representation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earch Problems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Books-Editorial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book</text:p>
          </table:table-cell>
          <table:table-cell office:value-type="string" table:style-name="ce1">
            <text:p>editorial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Books-Keyword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keyword</text:p>
          </table:table-cell>
          <table:table-cell office:value-type="string" table:style-name="ce1">
            <text:p>book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Topic-Keyword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keywor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Books-Author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book</text:p>
          </table:table-cell>
          <table:table-cell office:value-type="string" table:style-name="ce1">
            <text:p>author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ooks-Reference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book</text:p>
          </table:table-cell>
          <table:table-cell office:value-type="string" table:style-name="ce1">
            <text:p>referenc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Books-Categorie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book</text:p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Categories-Book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book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9</meta:generator>
    <dc:creator>Microsoft Office User</dc:creator>
    <meta:creation-date>2019-03-24T16:43:12Z</meta:creation-date>
    <dc:date>2019-04-01T00:42:27Z</dc:date>
    <meta:editing-cycles>29</meta:editing-cycles>
    <meta:editing-duration>PT3524S</meta:editing-duration>
  </office:meta>
</office:document-meta>
</file>